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8cm" svg:stroke-color="#000000" draw:marker-start-width="0.32cm" draw:marker-end-width="0.32cm" draw:fill="solid" draw:fill-color="#ffffff" draw:textarea-horizontal-align="justify" draw:textarea-vertical-align="middle" draw:auto-grow-height="false" fo:padding-top="0.165cm" fo:padding-bottom="0.165cm" fo:padding-left="0.29cm" fo:padding-right="0.29cm" fo:wrap-option="wrap"/>
    </style:style>
    <style:style style:name="gr2" style:family="graphic" style:parent-style-name="objectwithoutfill">
      <style:graphic-properties svg:stroke-width="0.05cm" svg:stroke-color="#000000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justify" draw:textarea-vertical-align="middle" draw:auto-grow-height="false" fo:padding-top="0.135cm" fo:padding-bottom="0.135cm" fo:padding-left="0.26cm" fo:padding-right="0.26cm" fo:wrap-option="wrap" draw:shadow="hidden" draw:shadow-offset-x="0.1cm" draw:shadow-offset-y="0.1cm" draw:shadow-opacity="6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67cm" draw:shadow="hidden"/>
    </style:style>
    <style:style style:name="gr7" style:family="graphic" style:parent-style-name="standard">
      <style:graphic-properties svg:stroke-width="0.02cm" svg:stroke-color="#000000" draw:marker-start-width="0.23cm" draw:marker-end-width="0.23cm" draw:fill="solid" draw:fill-color="#ffffff" draw:textarea-horizontal-align="justify" draw:textarea-vertical-align="middle" draw:auto-grow-height="false" fo:padding-top="0.135cm" fo:padding-bottom="0.135cm" fo:padding-left="0.26cm" fo:padding-right="0.26cm" fo:wrap-option="wrap" draw:shadow="hidden"/>
    </style:style>
    <style:style style:name="gr8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 draw:shadow="hidden"/>
    </style:style>
    <style:style style:name="gr9" style:family="graphic" style:parent-style-name="standard">
      <style:graphic-properties svg:stroke-width="0.02cm" svg:stroke-color="#000000" draw:marker-start-width="0.23cm" draw:marker-end-width="0.23cm" draw:fill-color="#ffffff" draw:textarea-horizontal-align="justify" draw:textarea-vertical-align="middle" draw:auto-grow-height="false" fo:padding-top="0.135cm" fo:padding-bottom="0.135cm" fo:padding-left="0.26cm" fo:padding-right="0.26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11" style:family="graphic" style:parent-style-name="standard">
      <style:graphic-properties svg:stroke-width="0.02cm" svg:stroke-color="#000000" draw:marker-start-width="0.23cm" draw:marker-end-width="0.23cm" draw:fill="solid" draw:fill-color="#ffffff" draw:textarea-vertical-align="middle" draw:auto-grow-height="false" fo:min-height="0.749cm" fo:min-width="0.499cm" fo:padding-top="0.135cm" fo:padding-bottom="0.135cm" fo:padding-left="0.26cm" fo:padding-right="0.26cm" draw:shadow="hidden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center" style:text-autospace="none"/>
      <style:text-properties fo:font-family="Arial" style:font-family-generic="swiss" style:font-pitch="variable" fo:font-size="16pt" style:font-family-asian="'Segoe UI'" style:font-size-asian="16pt" style:font-family-complex="'Segoe UI'" style:font-size-complex="16pt"/>
    </style:style>
    <style:style style:name="P3" style:family="paragraph">
      <style:paragraph-properties fo:text-align="center" style:text-autospace="none"/>
      <style:text-properties fo:font-family="'Segoe UI'" fo:font-size="16pt" style:font-family-asian="'Segoe UI'" style:font-size-asian="16pt" style:font-family-complex="'Segoe UI'" style:font-size-complex="16pt"/>
    </style:style>
    <style:style style:name="P4" style:family="paragraph">
      <style:paragraph-properties fo:text-align="center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'Segoe UI'" style:font-size-asian="12pt" style:font-style-asian="normal" style:font-weight-asian="normal" style:font-family-complex="'Segoe UI'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Arial" style:font-family-generic="swiss" style:font-pitch="variable" fo:font-size="16pt" fo:font-style="normal" fo:text-shadow="none" style:text-underline-style="none" fo:font-weight="normal" style:letter-kerning="true" style:font-family-asian="'Segoe UI'" style:font-size-asian="16pt" style:font-style-asian="normal" style:font-weight-asian="normal" style:font-family-complex="'Segoe UI'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3.5cm" svg:height="1.5cm" svg:x="16.1cm" svg:y="3.1cm">
          <text:p text:style-name="P1"><text:span text:style-name="T1">&lt;&lt;Feature&gt;&gt;</text:span></text:p>
          <text:p text:style-name="P1"><text:span text:style-name="T2">Depos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cm" svg:height="1.5cm" svg:x="7.6cm" svg:y="3.1cm">
          <text:p text:style-name="P1"><text:span text:style-name="T1">&lt;&lt;Feature&gt;&gt;</text:span></text:p>
          <text:p text:style-name="P1"><text:span text:style-name="T2">P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4cm" svg:height="1.5cm" svg:x="4.6cm" svg:y="6.1cm">
          <text:p text:style-name="P1"><text:span text:style-name="T1">&lt;&lt;Feature&gt;&gt;</text:span></text:p>
          <text:p text:style-name="P1"><text:span text:style-name="T2">RollerPres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3" draw:id="id3" draw:layer="layout" svg:width="5.5cm" svg:height="1.5cm" svg:x="9.6cm" svg:y="6.1cm">
          <text:p text:style-name="P1"><text:span text:style-name="T1">&lt;&lt;Feature&gt;&gt;</text:span></text:p>
          <text:p text:style-name="P1"><text:span text:style-name="T2">DropHammerPress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9.6cm" svg:y1="4.6cm" svg:x2="6.6cm" svg:y2="6.1cm" draw:start-shape="id1" draw:start-glue-point="2" draw:end-shape="id2" draw:end-glue-point="0" svg:d="m9600 4600-3000 1500" svg:viewBox="0 0 3001 1501">
          <text:p/>
        </draw:connector>
        <draw:connector draw:style-name="gr2" draw:text-style-name="P4" draw:layer="layout" draw:type="line" svg:x1="9.6cm" svg:y1="4.6cm" svg:x2="12.35cm" svg:y2="6.1cm" draw:start-shape="id1" draw:start-glue-point="2" draw:end-shape="id3" draw:end-glue-point="0" svg:d="m9600 4600 2750 1500" svg:viewBox="0 0 2751 1501">
          <text:p/>
        </draw:connector>
        <draw:custom-shape draw:style-name="gr1" draw:text-style-name="P2" xml:id="id4" draw:id="id4" draw:layer="layout" svg:width="5cm" svg:height="1.5cm" svg:x="2.6cm" svg:y="0.1cm">
          <text:p text:style-name="P1"><text:span text:style-name="T1">&lt;&lt;BaseFeature&gt;&gt;</text:span></text:p>
          <text:p text:style-name="P1"><text:span text:style-name="T2">ProductionCell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5.1cm" svg:y1="1.6cm" svg:x2="9.6cm" svg:y2="3.1cm" draw:start-shape="id4" draw:start-glue-point="2" draw:end-shape="id1" draw:end-glue-point="0" svg:d="m5100 1600 4500 1500" svg:viewBox="0 0 4501 1501">
          <text:p/>
        </draw:connector>
        <draw:connector draw:style-name="gr2" draw:text-style-name="P4" draw:layer="layout" draw:type="line" svg:x1="5.1cm" svg:y1="1.6cm" svg:x2="17.85cm" svg:y2="3.1cm" draw:start-shape="id4" draw:start-glue-point="2" draw:end-shape="id5" draw:end-glue-point="0" svg:d="m5100 1600 12750 1500" svg:viewBox="0 0 12751 1501">
          <text:p/>
        </draw:connector>
        <draw:custom-shape draw:style-name="gr3" draw:text-style-name="P4" draw:layer="layout" svg:width="1.7cm" svg:height="1.7cm" svg:x="8.73cm" svg:y="3.76cm">
          <text:p/>
          <draw:enhanced-geometry draw:glue-point-type="segments" draw:type="mso-spt100" draw:modifiers="151.918888078586 27.633051389596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" draw:text-style-name="P2" xml:id="id6" draw:id="id6" draw:layer="layout" svg:width="3.5cm" svg:height="1.5cm" svg:x="0.1cm" svg:y="3.1cm">
          <text:p text:style-name="P1"><text:span text:style-name="T1">&lt;&lt;Feature&gt;&gt;</text:span></text:p>
          <text:p text:style-name="P1"><text:span text:style-name="T2">Fe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4" draw:layer="layout" draw:type="line" svg:x1="5.1cm" svg:y1="1.6cm" svg:x2="1.85cm" svg:y2="3.1cm" draw:start-shape="id4" draw:start-glue-point="2" draw:end-shape="id6" draw:end-glue-point="0" svg:d="m5100 1600-3250 1500" svg:viewBox="0 0 3251 1501">
          <text:p/>
        </draw:connector>
        <draw:custom-shape draw:style-name="gr1" draw:text-style-name="P2" xml:id="id7" draw:id="id7" draw:layer="layout" svg:width="3.5cm" svg:height="1.5cm" svg:x="0.1cm" svg:y="6.1cm">
          <text:p text:style-name="P1"><text:span text:style-name="T1">&lt;&lt;Feature&gt;&gt;</text:span></text:p>
          <text:p text:style-name="P1"><text:span text:style-name="T2">ArmA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1.85cm" svg:y1="4.6cm" svg:x2="1.85cm" svg:y2="6.1cm" draw:start-shape="id6" draw:end-shape="id7" draw:end-glue-point="0" svg:d="m1850 4600v1500" svg:viewBox="0 0 1 1501">
          <text:p/>
        </draw:connector>
        <draw:custom-shape draw:style-name="gr1" draw:text-style-name="P3" xml:id="id8" draw:id="id8" draw:layer="layout" svg:width="3.5cm" svg:height="1.5cm" svg:x="16.1cm" svg:y="6.1cm">
          <text:p text:style-name="P1"><text:span text:style-name="T1">&lt;&lt;Feature&gt;&gt;</text:span></text:p>
          <text:p text:style-name="P1"><text:span text:style-name="T2">ArmB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17.85cm" svg:y1="4.6cm" svg:x2="17.85cm" svg:y2="6.1cm" draw:start-shape="id5" draw:end-shape="id8" draw:end-glue-point="0" svg:d="m17850 4600v1500" svg:viewBox="0 0 1 1501">
          <text:p/>
        </draw:connector>
        <draw:custom-shape draw:style-name="gr4" draw:text-style-name="P3" draw:layer="layout" svg:width="0.344cm" svg:height="0.344cm" svg:x="17.7cm" svg:y="5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2" draw:layer="layout" svg:width="8.014cm" svg:height="1.973cm" svg:x="11.6cm" svg:y="0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5" draw:layer="layout" svg:width="2.568cm" svg:height="1.06cm" svg:x="11.548cm" svg:y="0.066cm">
            <draw:text-box>
              <text:p><text:span text:style-name="T3">Legende:</text:span></text:p>
            </draw:text-box>
          </draw:frame>
          <draw:custom-shape draw:style-name="gr7" draw:text-style-name="P2" draw:layer="layout" svg:width="1cm" svg:height="0.51cm" svg:x="11.988cm" svg:y="0.856cm">
            <text:p/>
            <draw:enhanced-geometry svg:viewBox="0 0 21600 21600" draw:type="rectangle" draw:enhanced-path="M 0 0 L 21600 0 21600 21600 0 21600 0 0 Z N"/>
          </draw:custom-shape>
          <draw:line draw:style-name="gr8" draw:text-style-name="P4" draw:layer="layout" svg:x1="12.488cm" svg:y1="1.366cm" svg:x2="12.488cm" svg:y2="1.866cm">
            <text:p/>
          </draw:line>
          <draw:line draw:style-name="gr8" draw:text-style-name="P4" draw:layer="layout" svg:x1="12.488cm" svg:y1="1.366cm" svg:x2="11.988cm" svg:y2="1.866cm">
            <text:p/>
          </draw:line>
          <draw:line draw:style-name="gr8" draw:text-style-name="P4" draw:layer="layout" svg:x1="12.487cm" svg:y1="1.365cm" svg:x2="12.988cm" svg:y2="1.866cm">
            <text:p/>
          </draw:line>
          <draw:custom-shape draw:style-name="gr7" draw:text-style-name="P2" draw:layer="layout" svg:width="1cm" svg:height="0.51cm" svg:x="14.688cm" svg:y="0.856cm">
            <text:p/>
            <draw:enhanced-geometry svg:viewBox="0 0 21600 21600" draw:type="rectangle" draw:enhanced-path="M 0 0 L 21600 0 21600 21600 0 21600 0 0 Z N"/>
          </draw:custom-shape>
          <draw:line draw:style-name="gr8" draw:text-style-name="P4" draw:layer="layout" svg:x1="15.188cm" svg:y1="1.366cm" svg:x2="15.188cm" svg:y2="1.866cm">
            <text:p/>
          </draw:line>
          <draw:line draw:style-name="gr8" draw:text-style-name="P4" draw:layer="layout" svg:x1="15.188cm" svg:y1="1.366cm" svg:x2="14.688cm" svg:y2="1.866cm">
            <text:p/>
          </draw:line>
          <draw:line draw:style-name="gr8" draw:text-style-name="P4" draw:layer="layout" svg:x1="15.187cm" svg:y1="1.365cm" svg:x2="15.688cm" svg:y2="1.866cm">
            <text:p/>
          </draw:line>
          <draw:line draw:style-name="gr8" draw:text-style-name="P4" draw:layer="layout" svg:x1="17.288cm" svg:y1="0.866cm" svg:x2="17.288cm" svg:y2="1.866cm">
            <text:p/>
          </draw:line>
          <draw:custom-shape draw:style-name="gr9" draw:text-style-name="P3" draw:layer="layout" svg:width="0.226cm" svg:height="0.226cm" svg:x="17.171cm" svg:y="1.6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6" draw:layer="layout" svg:width="1.577cm" svg:height="0.725cm" svg:x="12.988cm" svg:y="0.866cm">
            <draw:text-box>
              <text:p><text:span text:style-name="T4">= and</text:span></text:p>
            </draw:text-box>
          </draw:frame>
          <draw:frame draw:style-name="gr10" draw:text-style-name="P6" draw:layer="layout" svg:width="1.45cm" svg:height="0.725cm" svg:x="15.688cm" svg:y="0.866cm">
            <draw:text-box>
              <text:p><text:span text:style-name="T4">= xor</text:span></text:p>
            </draw:text-box>
          </draw:frame>
          <draw:custom-shape draw:style-name="gr11" draw:text-style-name="P4" draw:layer="layout" svg:width="0.5cm" svg:height="0.5cm" svg:x="14.942cm" svg:y="1.148cm">
            <text:p/>
            <draw:enhanced-geometry draw:glue-point-type="segments" draw:type="mso-spt100" draw:modifiers="137.712874527872 42.9711396256064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frame draw:style-name="gr10" draw:text-style-name="P6" draw:layer="layout" svg:width="2.356cm" svg:height="0.725cm" svg:x="17.288cm" svg:y="0.866cm">
            <draw:text-box>
              <text:p><text:span text:style-name="T4">= optional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.1cm" fo:margin-bottom="0.1cm" fo:margin-left="0.1cm" fo:margin-right="0.1cm" fo:page-width="19.7cm" fo:page-height="7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el Greenyer</meta:initial-creator>
    <meta:creation-date>2012-03-05T17:45:55.99</meta:creation-date>
    <dc:date>2013-06-28T06:48:11.28</dc:date>
    <dc:creator>Joel Greenyer</dc:creator>
    <meta:editing-duration>P1DT6H36M1S</meta:editing-duration>
    <meta:editing-cycles>10</meta:editing-cycles>
    <meta:generator>LibreOffice/4.0.4.2$Windows_x86 LibreOffice_project/9e9821abd0ffdbc09cd8c52eaa574fa09eb08f2</meta:generator>
    <meta:document-statistic meta:object-count="34"/>
  </office:meta>
</office:document-meta>
</file>